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rial" svg:font-family="Arial" style:font-family-generic="swiss" style:font-pitch="variable"/>
  </office:font-face-decls>
  <office:automatic-styles>
    <style:style style:name="P1" style:family="paragraph" style:parent-style-name="Normal">
      <style:text-properties style:font-name="Arial" fo:font-size="11pt" fo:font-weight="bold" style:font-name-asian="Arial" style:font-size-asian="11pt" style:font-weight-asian="bold" style:font-name-complex="Arial" style:font-size-complex="11pt" style:font-weight-complex="bold"/>
    </style:style>
    <style:style style:name="P2" style:family="paragraph" style:parent-style-name="Normal">
      <style:text-properties style:font-name="Arial" fo:font-size="11pt" style:font-name-asian="Arial" style:font-size-asian="11pt" style:font-name-complex="Arial" style:font-size-complex="11pt"/>
    </style:style>
    <style:style style:name="P3" style:family="paragraph" style:parent-style-name="Normal">
      <style:text-properties style:font-name="Arial" fo:font-size="11pt" fo:font-weight="bold" style:font-name-asian="Arial" style:font-size-asian="11pt" style:font-weight-asian="bold" style:font-name-complex="Arial" style:font-size-complex="11pt" style:font-weight-complex="bold"/>
    </style:style>
    <style:style style:name="P4" style:family="paragraph" style:parent-style-name="Normal" style:master-page-name="MP0">
      <style:paragraph-properties style:page-number="auto" fo:break-before="page"/>
      <style:text-properties style:font-name="Arial" fo:font-size="11pt" fo:font-weight="normal" officeooo:rsid="000edc8b" officeooo:paragraph-rsid="000edc8b" style:font-name-asian="Arial" style:font-size-asian="11pt" style:font-weight-asian="normal" style:font-name-complex="Arial" style:font-size-complex="11pt" style:font-weight-complex="normal"/>
    </style:style>
    <style:style style:name="T1" style:family="text">
      <style:text-properties style:font-name="Arial" fo:font-size="11pt" style:font-name-asian="Arial" style:font-size-asian="11pt" style:font-name-complex="Arial" style:font-size-complex="11pt"/>
    </style:style>
    <style:style style:name="T2" style:family="text">
      <style:text-properties style:font-name="Arial" fo:font-size="11pt" fo:font-weight="bold" style:font-name-asian="Arial" style:font-size-asian="11pt" style:font-weight-asian="bold" style:font-name-complex="Arial"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 tengo intención de presentar este formato,pero respondo punto por punto para asegurarme que el proyecto tiene todo la información requerida antes de redactarlo mejor.</text:p>
      <text:p text:style-name="P1">1. Establecer el objetivo de lo que se quiere hacer y analizar su idoneidad. </text:p>
      <text:p text:style-name="P1"><text:s text:c="4"/>a. Explicar qué se va a hacer.</text:p>
      <text:p text:style-name="P2">Se pretende crear una aplicación web que sirva como bolsa de trabajo para antiguos alumnos del centro que hayan cursado exitosamente una FP.</text:p>
      <text:p text:style-name="P1"><text:s text:c="4"/>b. Analizar la utilidad. </text:p>
      <text:p text:style-name="Normal"><text:span text:style-name="Fuente_20_de_20_párrafo_20_predeter."><text:span text:style-name="T1"><text:s text:c="4"/></text:span></text:span><text:span text:style-name="Fuente_20_de_20_párrafo_20_predeter."><text:span text:style-name="T2"><text:s text:c="4"/>i. Qué beneficios aporta.</text:span></text:span></text:p>
      <text:p text:style-name="P2">Crea un ecosistema cerrado donde los profesores que ejercerán de administradores conocen a los exalumnos y por tanto podrán guiar a estos y conseguirles trabajos que se adecuen a sus virtudes.</text:p>
      <text:p text:style-name="P1"><text:s text:c="8"/>Ii. Quién puede estar interesado.</text:p>
      <text:p text:style-name="P2">-Empresas: Este sistema más personalizado hace más probable que se encuentre un candidato adecuado para el puesto.</text:p>
      <text:p text:style-name="P2">-Profesores: Pueden usar esta herramienta para contactar con exalumnos y ofrecerles las ofertas que llegan al centro.</text:p>
      <text:p text:style-name="P2">-Exalumnos: Una fuente más de posible empleo.</text:p>
      <text:p text:style-name="P1"><text:s text:c="8"/>iii. Realizar un estudio de similares existentes.</text:p>
      <text:p text:style-name="Normal"><text:a xlink:type="simple" xlink:href="https://www.empleafp.com/" office:target-frame-name="_top" xlink:show="replace" text:style-name="Internet_20_link" text:visited-style-name="Visited_20_Internet_20_Link"><text:span text:style-name="Hipervínculo"><text:span text:style-name="T1">www.empleafp.com</text:span></text:span></text:a><text:span text:style-name="Fuente_20_de_20_párrafo_20_predeter."><text:span text:style-name="T1"> ofrece a centros educativos la posibilidad de utilizar su plataforma para crear una red para su centro, pero es una solución de pago.</text:span></text:span></text:p>
      <text:p text:style-name="Normal"><text:span text:style-name="Fuente_20_de_20_párrafo_20_predeter."><text:span text:style-name="T1">Otros portales como </text:span></text:span><text:a xlink:type="simple" xlink:href="https://www.studentjob.es/" office:target-frame-name="_top" xlink:show="replace" text:style-name="Internet_20_link" text:visited-style-name="Visited_20_Internet_20_Link"><text:span text:style-name="Hipervínculo"><text:span text:style-name="T1">www.studentjob.es</text:span></text:span></text:a><text:span text:style-name="Fuente_20_de_20_párrafo_20_predeter."><text:span text:style-name="T1"> son simplemente bolsas de trabajo online al uso cuya una vinculación con los centros educación es el branding mediante el uso de la palabra “student”.</text:span></text:span></text:p>
      <text:p text:style-name="Normal"><text:a xlink:type="simple" xlink:href="https://www.linkedin.com/" office:target-frame-name="_top" xlink:show="replace" text:style-name="Internet_20_link" text:visited-style-name="Visited_20_Internet_20_Link"><text:span text:style-name="Hipervínculo"><text:span text:style-name="T1">www.linkedin.com</text:span></text:span></text:a><text:span text:style-name="Fuente_20_de_20_párrafo_20_predeter."><text:span text:style-name="T1"> es por supuesto un referente en el campo de portales web de búsqueda de empleo, pero el enfoque de este es más parecido al de una red social y es perfectamente compatible para un exalumno demandante de empleo usar ambos portales.</text:span></text:span></text:p>
      <text:p text:style-name="P2">En el ámbito regional, la universidad de Murcia ofrece un servicio similar, el CIFP politécnico de Murcia también ofrece en su portal la posibilidad de formar parte de una bolsa de empleo (aunque esta no cuenta con portal propio) y el IES Ingeniero de la Cierva también parece contar con su propia bolsa online, pero en el momento de realización de este documento se encuentra caída en proceso de actualización.</text:p>
      <text:p text:style-name="Normal"><text:span text:style-name="Fuente_20_de_20_párrafo_20_predeter."><text:span text:style-name="T1">.</text:span></text:span></text:p>
      <text:p text:style-name="P1"><text:s text:c="4"/>2. Planificar la elaboración y analizar su viabilidad. </text:p>
      <text:p text:style-name="P2">Planeo usar un ciclo de desarrollo de software iterativo, en la primera iteración se añadirá la funcionalidad mínima para la operatividad del sistema y en posteriores versiones se irán añadiendo funcionalidades hasta crear un proyecto lo más completo posible a día de la fecha de entrega.</text:p>
      <text:p text:style-name="P1"><text:soft-page-break/><text:s text:c="4"/>a. Especificar las fases de forma realista.</text:p>
      <text:p text:style-name="P2"><text:s text:c="9"/>i. Utilizar una herramienta de planificación (con diagrama de Gantt o similar). </text:p>
      <text:p text:style-name="P2">Diagrama de Gantt en carpeta UML</text:p>
      <text:p text:style-name="P1"><text:s text:c="8"/>ii. Incluirlo todo, también estos análisis y las fases posteriores a la entrega de este proyecto. </text:p>
      <text:p text:style-name="P1"><text:s text:c="4"/>b. Especificar el coste económico de todo lo que forme parte del proyecto </text:p>
      <text:p text:style-name="P2">El costo económico del desarrollo del proyecto será nulo al usar Software libre y hacerlo gratuitamente a fin de presentarlo como proyecto de DAM. Si acarrearan costes regulares, la elección de dominio, el tipo de hosting seleccionado, si se quiere un sistema de gestión de base de datos de pago, equipo de mantenimiento y servicios adicional como CloudFlare.</text:p>
      <text:p text:style-name="Normal"><text:span text:style-name="Fuente_20_de_20_párrafo_20_predeter."><text:span text:style-name="T1"><text:s text:c="4"/></text:span></text:span><text:span text:style-name="Fuente_20_de_20_párrafo_20_predeter."><text:span text:style-name="T2"><text:s text:c="4"/>i. Utilizar una herramienta apropiada.</text:span></text:span></text:p>
      <text:p text:style-name="P2">(Revisar más adelante)</text:p>
      <text:p text:style-name="P2">-IntelliJ Comunity edition.</text:p>
      <text:p text:style-name="P2">-Spring</text:p>
      <text:p text:style-name="P2">-MySQL(mientras la base de datos sea local)</text:p>
      <text:p text:style-name="P2">- Postgresql(Despliegue)</text:p>
      <text:p text:style-name="P2">-SupaBase</text:p>
      <text:p text:style-name="P2">-Angular</text:p>
      <text:p text:style-name="P2">-Plan Gratuito CloudFlare</text:p>
      <text:p text:style-name="Normal"><text:span text:style-name="Fuente_20_de_20_párrafo_20_predeter."><text:span text:style-name="T1">- Railway</text:span></text:span></text:p>
      <text:p text:style-name="P2">-Estudiaré en su momento si pagar un domino o usar freenom, Duckdns o similar.</text:p>
      <text:p text:style-name="P2"/>
      <text:p text:style-name="Normal"><text:span text:style-name="Fuente_20_de_20_párrafo_20_predeter."><text:span text:style-name="T1"><text:s text:c="7"/></text:span></text:span><text:span text:style-name="Fuente_20_de_20_párrafo_20_predeter."><text:span text:style-name="T2"><text:s/>Ii. Planificar cómo se amortizarán los costes.</text:span></text:span></text:p>
      <text:p text:style-name="P2">El proyecto es sin ánimo de lucro. De contratar un dominio la amortización de este sería la capacidad de mostrar mi proyecto funcionando a posibles futuros contratadores.</text:p>
      <text:p text:style-name="Normal"><text:span text:style-name="Fuente_20_de_20_párrafo_20_predeter."><text:span text:style-name="T1"><text:s text:c="5"/></text:span></text:span><text:span text:style-name="Fuente_20_de_20_párrafo_20_predeter."><text:span text:style-name="T2"><text:s text:c="3"/>Iii. Analizar los beneficios en cantidad y tiempo. </text:span></text:span></text:p>
      <text:p text:style-name="P1"><text:s text:c="12"/>1. Económicos o de cualquier otro tipo. </text:p>
      <text:p text:style-name="Normal"><text:span text:style-name="Fuente_20_de_20_párrafo_20_predeter."><text:span text:style-name="T1"><text:s text:c="3"/></text:span></text:span><text:span text:style-name="Fuente_20_de_20_párrafo_20_predeter."><text:span text:style-name="T2"><text:s/>c. Reflexiona acerca de la posibilidad de realizar el proyecto en tiempo y forma.</text:span></text:span><text:span text:style-name="Fuente_20_de_20_párrafo_20_predeter."><text:span text:style-name="T1"> </text:span></text:span></text:p>
      <text:p text:style-name="P2">Al estar realizando un proyecto similar en mis practicas puedo adaptar las tecnologías que voy a usar a aquellas que aprenda en la empresa, reduciendo significativamente el tiempo que de otra forma emplearía en documentación/capacitación y adaptando este proyecto a los estándares actuales.</text:p>
      <text:p text:style-name="Normal"><text:span text:style-name="Fuente_20_de_20_párrafo_20_predeter."><text:span text:style-name="T1"><text:s/></text:span></text:span><text:span text:style-name="Fuente_20_de_20_párrafo_20_predeter."><text:span text:style-name="T2"><text:s text:c="3"/>d. Definir el alcance y las restricciones o limitaciones del sistema. </text:span></text:span></text:p>
      <text:p text:style-name="P2">Análisis de Requisitos:</text:p>
      <text:p text:style-name="P2"><text:soft-page-break/>-El sistema tendrá 3 tipos de usuarios:</text:p>
      <text:p text:style-name="P2"><text:s text:c="4"/>*Exalumnos: Podrán ver y seleccionar ofertas de trabajo.</text:p>
      <text:p text:style-name="P2"><text:s text:c="4"/>*Profesores: Actuarán como administradores y podrán crear nuevas ofertas de trabajo en <text:s text:c="5"/>el portal.</text:p>
      <text:p text:style-name="P2"><text:s text:c="4"/>*Administrador: Cuenta especial que podrá dar de alta nuevos profesores en el sistema.</text:p>
      <text:p text:style-name="P2">-Sistema de login.</text:p>
      <text:p text:style-name="P2">-Al ser una red privada no podrá registrarse quien quiera, los profesores podrán introducir los datos de alumnos (Individualmente, o cargando datos masivamente con csv o excel).</text:p>
      <text:p text:style-name="P2">-Se mandará automáticamente un correo electrónico a aquellas personas que hayan sido invitadas el sitio web con sus credenciales que más tarde podrán modificar.</text:p>
      <text:p text:style-name="P2">-Las ofertas trabajo solo podrán ser vistas/seleccionadas por aquellos exalumnos que tengan la titulación mínima que la oferta de trabajo especifica.</text:p>
      <text:p text:style-name="P2">-Los profesores podrán mandar automáticamente un correo a la empresa con la información de los candidatos interesados.</text:p>
      <text:p text:style-name="P1"><text:s text:c="4"/>i. Identificar posibles mejoras o ampliaciones </text:p>
      <text:p text:style-name="P2">-Los alumnos podrán subir un documento pdf con su curriculum a la plataforma que se adjuntará al mensaje que se le mande a la empresa.</text:p>
      <text:p text:style-name="P2">-Modo oscuro</text:p>
      <text:p text:style-name="P2">-Ordenación de ofertas de trabajo de acuerdo a preferencias personales.</text:p>
      <text:p text:style-name="P2">-Avisos automatizados si se suben nuevas ofertas que pudieron interesar al exalumno.</text:p>
      <text:p text:style-name="P2">-Sistema de mensajería interna.</text:p>
      <text:p text:style-name="P2"/>
      <text:p text:style-name="Normal"><text:span text:style-name="Fuente_20_de_20_párrafo_20_predeter."><text:span text:style-name="T1"><text:s text:c="7"/></text:span></text:span><text:span text:style-name="Fuente_20_de_20_párrafo_20_predeter."><text:span text:style-name="T2"><text:s/>1. Sin entrar en su planificació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rial" svg:font-family="Arial" style:font-family-generic="swiss"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6%"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s" fo:country="ES" fo:font-style="normal" style:text-underline-style="none" fo:font-weight="normal" style:letter-kerning="fals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s" fo:country="ES" fo:font-style="normal" style:text-underline-style="none" fo:font-weight="normal" style:letter-kerning="fals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initial-creator>Antonio Martinez Sanchez</meta:initial-creator>
    <meta:creation-date>2025-03-29T16:46:00Z</meta:creation-date>
    <dc:date>2025-03-29T17:47:55.916906807</dc:date>
    <meta:editing-cycles>2</meta:editing-cycles>
    <meta:editing-duration>PT1M44S</meta:editing-duration>
    <meta:document-statistic meta:table-count="0" meta:image-count="0" meta:object-count="0" meta:page-count="3" meta:paragraph-count="60" meta:word-count="854" meta:character-count="5550" meta:non-whitespace-character-count="4611"/>
    <meta:template xlink:type="simple" xlink:actuate="onRequest" xlink:title="" xlink:href="Normal.dotm"/>
  </office:meta>
</office:document-meta>
</file>